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 svg:font-family="time"/>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list-style-name="L1">
      <style:paragraph-properties fo:line-height="200%"/>
      <style:text-properties style:font-name="times new roman" officeooo:rsid="00051e46" officeooo:paragraph-rsid="00051e46"/>
    </style:style>
    <style:style style:name="P2" style:family="paragraph" style:parent-style-name="Standard" style:list-style-name="L2">
      <style:paragraph-properties fo:line-height="200%"/>
      <style:text-properties style:font-name="times new roman" officeooo:rsid="00051e46" officeooo:paragraph-rsid="00051e46"/>
    </style:style>
    <style:style style:name="T1" style:family="text">
      <style:text-properties officeooo:rsid="0005f9ec"/>
    </style:style>
    <style:style style:name="T2" style:family="text">
      <style:text-properties officeooo:rsid="0007204e"/>
    </style:style>
    <style:style style:name="T3" style:family="text">
      <style:text-properties officeooo:rsid="000ac9d7"/>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6125246" text:style-name="L1">
        <text:list-item>
          <text:p text:style-name="P1">Introduction – <text:span text:style-name="T1">This report describes the design and test of a kernal space program which encodes data copied from user space. The encoded data is then sent to an add-on board for a raspberry pi. Locking is used to insure each instance of the program ran with concurrency.</text:span></text:p>
        </text:list-item>
        <text:list-item>
          <text:p text:style-name="P1">Locking</text:p>
        </text:list-item>
      </text:list>
      <text:list xml:id="list3665932908" text:style-name="L2">
        <text:list-item>
          <text:p text:style-name="P2">Purpose – <text:span text:style-name="T2">Locking is used to allow multiple programs use recources. This is done by sharing the recources, different programs have different priorities. Programs then take turns using recources.</text:span></text:p>
        </text:list-item>
        <text:list-item>
          <text:p text:style-name="P2">Design – <text:span text:style-name="T3">Spin locking will be used as it will accomplish what is needed. The priority of a function will determine when it gets to use the needed recoursces </text:span></text:p>
        </text:list-item>
        <text:list-item>
          <text:p text:style-name="P2">Testing – <text:span text:style-name="T2">To test the locking a python script was used to run the kernal program many times consecutively and ensure that no errors occurred. The output was visually inspected to confirm it was the same as the input. Output was observed using minicom.</text:span></text:p>
        </text:list-item>
      </text:list>
      <text:list xml:id="list131549760696445" text:continue-list="list4156125246" text:style-name="L1">
        <text:list-item>
          <text:p text:style-name="P1">Conclusion – <text:span text:style-name="T2">The kernal space program was designed and tested. The program copies data from user space then encodes it in kernal space. The last step is locking to prevent concurrency issu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 svg:font-family="time"/>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4:51:18.224404397</meta:creation-date>
    <dc:date>2018-04-15T13:15:49.659596342</dc:date>
    <meta:editing-duration>PT11M46S</meta:editing-duration>
    <meta:editing-cycles>2</meta:editing-cycles>
    <meta:generator>LibreOffice/6.0.3.2$Linux_X86_64 LibreOffice_project/00m0$Build-2</meta:generator>
    <meta:document-statistic meta:table-count="0" meta:image-count="0" meta:object-count="0" meta:page-count="1" meta:paragraph-count="6" meta:word-count="184" meta:character-count="1083" meta:non-whitespace-character-count="905"/>
  </office:meta>
</office:document-meta>
</file>